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svg:stroke-color="#000000" draw:fill="none" draw:fill-color="#ffffff" fo:min-height="0.812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standard">
      <style:graphic-properties svg:stroke-color="#000000" svg:stroke-opacity="80%" draw:fill-color="#ffffff" draw:textarea-horizontal-align="justify" draw:textarea-vertical-align="middle" draw:auto-grow-height="false" fo:min-height="2.438cm" fo:min-width="2.188cm"/>
    </style:style>
    <style:style style:name="gr9" style:family="graphic" style:parent-style-name="standard">
      <style:graphic-properties draw:textarea-horizontal-align="justify" draw:textarea-vertical-align="middle" draw:auto-grow-height="false" fo:min-height="0.422cm" fo:min-width="0cm"/>
    </style:style>
    <style:style style:name="gr10" style:family="graphic" style:parent-style-name="standard">
      <style:graphic-properties draw:stroke="none" draw:fill="none" fo:min-height="2.8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7.7cm" svg:y1="5.221cm" svg:x2="7.7cm" svg:y2="2.421cm">
          <text:p/>
        </draw:line>
        <draw:line draw:style-name="gr1" draw:text-style-name="P1" draw:layer="layout" svg:x1="7.7cm" svg:y1="5.221cm" svg:x2="6.5cm" svg:y2="4.1cm">
          <text:p/>
        </draw:line>
        <draw:line draw:style-name="gr1" draw:text-style-name="P1" draw:layer="layout" svg:x1="7.7cm" svg:y1="5.221cm" svg:x2="4.9cm" svg:y2="5.221cm">
          <text:p/>
        </draw:line>
        <draw:frame draw:style-name="gr2" draw:text-style-name="P2" draw:layer="layout" svg:width="0.9cm" svg:height="0.962cm" svg:x="8.1cm" svg:y="2.721cm">
          <draw:text-box>
            <text:p>x</text:p>
          </draw:text-box>
        </draw:frame>
        <draw:frame draw:style-name="gr3" draw:text-style-name="P2" draw:layer="layout" svg:width="0.9cm" svg:height="1.062cm" svg:x="5.3cm" svg:y="5.221cm">
          <draw:text-box>
            <text:p>y</text:p>
          </draw:text-box>
        </draw:frame>
        <draw:frame draw:style-name="gr4" draw:text-style-name="P2" draw:layer="layout" svg:width="0.9cm" svg:height="0.962cm" svg:x="5.8cm" svg:y="3.5cm">
          <draw:text-box>
            <text:p>z</text:p>
          </draw:text-box>
        </draw:frame>
        <draw:frame draw:style-name="gr5" draw:text-style-name="P4" draw:layer="layout" svg:width="10.7cm" svg:height="1.817cm" svg:x="2.1cm" svg:y="6.483cm">
          <draw:text-box>
            <text:p text:style-name="P3"><text:span text:style-name="T1">陀</text:span><text:span text:style-name="T1">螺</text:span><text:span text:style-name="T1">仪</text:span><text:span text:style-name="T1">和</text:span><text:span text:style-name="T1">加</text:span><text:span text:style-name="T1">速</text:span><text:span text:style-name="T1">度</text:span><text:span text:style-name="T1">计</text:span><text:span text:style-name="T1">坐</text:span><text:span text:style-name="T1">标</text:span><text:span text:style-name="T1">系</text:span><text:span text:style-name="T1">一</text:span><text:span text:style-name="T1">致</text:span><text:span text:style-name="T1">，</text:span><text:span text:style-name="T1">x</text:span><text:span text:style-name="T1">方</text:span><text:span text:style-name="T1">向</text:span><text:span text:style-name="T1">与</text:span><text:span text:style-name="T1">扫</text:span><text:span text:style-name="T1">地</text:span><text:span text:style-name="T1">机</text:span><text:span text:style-name="T1">器</text:span><text:span text:style-name="T1">人</text:span><text:span text:style-name="T1">运</text:span><text:span text:style-name="T1">动</text:span><text:span text:style-name="T1">前</text:span><text:span text:style-name="T1">进</text:span><text:span text:style-name="T1">方</text:span><text:span text:style-name="T1">向</text:span><text:span text:style-name="T1">一</text:span><text:span text:style-name="T1">致</text:span><text:span text:style-name="T1">，</text:span><text:span text:style-name="T1">z</text:span><text:span text:style-name="T1">方</text:span><text:span text:style-name="T1">向</text:span><text:span text:style-name="T1">向</text:span><text:span text:style-name="T1">上</text:span></text:p>
          </draw:text-box>
        </draw:frame>
        <draw:frame draw:style-name="gr6" draw:text-style-name="P5" draw:layer="layout" svg:width="1.844cm" svg:height="0.963cm" svg:x="4.856cm" svg:y="1.858cm">
          <draw:text-box>
            <text:p>IMU</text:p>
          </draw:text-box>
        </draw:frame>
        <draw:frame draw:style-name="gr2" draw:text-style-name="P2" draw:layer="layout" svg:width="0.9cm" svg:height="0.962cm" svg:x="8.1cm" svg:y="2.722cm">
          <draw:text-box>
            <text:p>x</text:p>
          </draw:text-box>
        </draw:frame>
        <draw:frame draw:style-name="gr6" draw:text-style-name="P5" draw:layer="layout" svg:width="1.844cm" svg:height="0.963cm" svg:x="4.856cm" svg:y="1.859cm">
          <draw:text-box>
            <text:p>IMU</text:p>
          </draw:text-box>
        </draw:frame>
        <draw:frame draw:style-name="gr7" draw:text-style-name="P5" draw:layer="layout" svg:width="3.544cm" svg:height="1.673cm" svg:x="2.8cm" svg:y="19.037cm">
          <draw:text-box>
            <text:p>光流</text:p>
          </draw:text-box>
        </draw:frame>
        <draw:line draw:style-name="gr1" draw:text-style-name="P1" draw:layer="layout" svg:x1="5.044cm" svg:y1="21.5cm" svg:x2="5.044cm" svg:y2="24.3cm">
          <text:p/>
        </draw:line>
        <draw:frame draw:style-name="gr2" draw:text-style-name="P2" draw:layer="layout" svg:width="0.9cm" svg:height="0.962cm" svg:x="6.644cm" svg:y="20.5cm">
          <draw:text-box>
            <text:p>x</text:p>
          </draw:text-box>
        </draw:frame>
        <draw:line draw:style-name="gr1" draw:text-style-name="P1" draw:layer="layout" svg:x1="5.044cm" svg:y1="21.5cm" svg:x2="7.844cm" svg:y2="21.5cm">
          <text:p/>
        </draw:line>
        <draw:frame draw:style-name="gr3" draw:text-style-name="P2" draw:layer="layout" svg:width="0.9cm" svg:height="1.062cm" svg:x="5.044cm" svg:y="22.938cm">
          <draw:text-box>
            <text:p>y</text:p>
          </draw:text-box>
        </draw:frame>
        <draw:custom-shape draw:style-name="gr8" draw:text-style-name="P6" draw:layer="layout" svg:width="3.8cm" svg:height="3.8cm" draw:transform="rotate (-0.031415926535898) translate (12.119cm 12.0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cm" svg:y1="13.962cm" svg:x2="14cm" svg:y2="11.162cm">
          <text:p/>
        </draw:line>
        <draw:line draw:style-name="gr1" draw:text-style-name="P1" draw:layer="layout" svg:x1="14cm" svg:y1="13.962cm" svg:x2="12.8cm" svg:y2="12.7cm">
          <text:p/>
        </draw:line>
        <draw:line draw:style-name="gr1" draw:text-style-name="P1" draw:layer="layout" svg:x1="14cm" svg:y1="13.981cm" svg:x2="10.9cm" svg:y2="13.981cm">
          <text:p/>
        </draw:line>
        <draw:frame draw:style-name="gr3" draw:text-style-name="P2" draw:layer="layout" svg:width="0.9cm" svg:height="1.062cm" svg:x="11.2cm" svg:y="14cm">
          <draw:text-box>
            <text:p>y</text:p>
          </draw:text-box>
        </draw:frame>
        <draw:custom-shape draw:style-name="gr9" draw:text-style-name="P7" draw:layer="layout" svg:width="0.3cm" svg:height="0.7cm" svg:x="12.4cm" svg:y="13.6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3cm" svg:height="0.7cm" svg:x="15.3cm" svg:y="13.6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9cm" svg:height="0.962cm" svg:x="14.2cm" svg:y="10.9cm">
          <draw:text-box>
            <text:p>x</text:p>
          </draw:text-box>
        </draw:frame>
        <draw:frame draw:style-name="gr5" draw:text-style-name="P4" draw:layer="layout" svg:width="10.7cm" svg:height="1.817cm" svg:x="9.1cm" svg:y="16.462cm">
          <draw:text-box>
            <text:p text:style-name="P3"><text:span text:style-name="T1">定义扫地机器人的坐标与</text:span><text:span text:style-name="T1">IMU</text:span><text:span text:style-name="T1">一致，</text:span><text:span text:style-name="T1">x</text:span><text:span text:style-name="T1">前进方向，</text:span><text:span text:style-name="T1">z</text:span><text:span text:style-name="T1">向上</text:span></text:p>
          </draw:text-box>
        </draw:frame>
        <draw:frame draw:style-name="gr4" draw:text-style-name="P2" draw:layer="layout" svg:width="0.9cm" svg:height="0.962cm" svg:x="12.2cm" svg:y="12.1cm">
          <draw:text-box>
            <text:p>z</text:p>
          </draw:text-box>
        </draw:frame>
        <draw:frame draw:style-name="gr10" draw:text-style-name="P5" draw:layer="layout" svg:width="8.444cm" svg:height="3.071cm" svg:x="9.056cm" svg:y="9.6cm">
          <draw:text-box>
            <text:p>扫地机器人（人为定义）</text:p>
          </draw:text-box>
        </draw:frame>
        <draw:frame draw:style-name="gr5" draw:text-style-name="P4" draw:layer="layout" svg:width="10.7cm" svg:height="1.817cm" svg:x="1.9cm" svg:y="24.683cm">
          <draw:text-box>
            <text:p text:style-name="P3"><text:span text:style-name="T1">光流数据显示</text:span><text:span text:style-name="T1">y</text:span><text:span text:style-name="T1">轴方向为前进反方向，</text:span><text:span text:style-name="T1">x</text:span><text:span text:style-name="T1">轴为机器人右侧方向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2T09:56:43.047504467</meta:creation-date>
    <dc:date>2019-08-22T10:39:43.967016391</dc:date>
    <meta:editing-duration>PT22M18S</meta:editing-duration>
    <meta:editing-cycles>3</meta:editing-cycles>
    <meta:generator>LibreOffice/5.1.6.2$Linux_X86_64 LibreOffice_project/10m0$Build-2</meta:generator>
    <meta:document-statistic meta:object-count="27"/>
  </office:meta>
</office:document-meta>
</file>